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eByUuidRepor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ByUuidReport.isMultiStatusR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eByUuidReport.init( DavResource resource , ReportInfo 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cateByUuidReport.toXm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